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list text:style-name="L1">
        <text:list-item>
          <text:p text:style-name="P1">☐ 01 Vorwort</text:p>
        </text:list-item>
        <text:list-item>
          <text:p text:style-name="P1">☒ 02 Client/Server, Datenbanken (Exkurs)</text:p>
        </text:list-item>
        <text:list-item>
          <text:p text:style-name="P1">☒ 03 Erste Schritte (vormals 01)</text:p>
        </text:list-item>
        <text:list-item>
          <text:p text:style-name="P1">☒ 04 Suchmaske</text:p>
        </text:list-item>
        <text:list-item>
          <text:p text:style-name="P1">☒ 05 Einfache SQL-Abfragen (vormals 02)</text:p>
        </text:list-item>
        <text:list-item>
          <text:p text:style-name="P1">☒ 06 SQL-Abfragen über eine Tabelle, Aggregate (vormals 03)</text:p>
        </text:list-item>
      </text:list>
      <text:p text:style-name="Horizontal_20_Line"/>
      <text:list text:style-name="L2">
        <text:list-item>
          <text:p text:style-name="P2">☒ 07 CRUD (Vormals 04)</text:p>
        </text:list-item>
        <text:list-item>
          <text:p text:style-name="P2">☒ 08 Passwörter speichern (Exkurs, vormals 04A)</text:p>
        </text:list-item>
        <text:list-item>
          <text:p text:style-name="P2">☒ 09 Tabellen erstellen und das ER-Modell (vormals 05)</text:p>
        </text:list-item>
        <text:list-item>
          <text:p text:style-name="P2">☒ 10 Vertiefung ER-Modell (Exkurs, vormals 05A)</text:p>
        </text:list-item>
      </text:list>
      <text:p text:style-name="Horizontal_20_Line"/>
      <text:list text:style-name="L3">
        <text:list-item>
          <text:p text:style-name="P3">☐ 11 SQL-Abfragen über mehr als eine Tabelle</text:p>
        </text:list-item>
        <text:list-item>
          <text:p text:style-name="P3">☐ 12 komplexe SQL-Abfragen (Exkurs)</text:p>
        </text:list-item>
        <text:list-item>
          <text:p text:style-name="P3">☐ 13 komplexe CRUD-Befehle (Exkurs)</text:p>
        </text:list-item>
        <text:list-item>
          <text:p text:style-name="P3">☐ 14 Die Macht verknüpfter Daten - Big Data (Exkurs)</text:p>
        </text:list-item>
        <text:list-item>
          <text:p text:style-name="P3">☐ 15 Datenschutz (Exkurs)</text:p>
        </text:list-item>
      </text:list>
      <text:p text:style-name="Horizontal_20_Line"/>
      <text:list text:style-name="L4">
        <text:list-item>
          <text:p text:style-name="P4">☐ 16 Normalisierung (Exkurs)</text:p>
        </text:list-item>
        <text:list-item>
          <text:p text:style-name="P4">☐ 17 ER-Modelle und Tabellenmodelle (Exkurs)</text:p>
        </text:list-item>
        <text:list-item>
          <text:p text:style-name="P4">☐ 18 Datenbankmodelle entwickeln</text:p>
        </text:list-item>
        <text:list-item>
          <text:p text:style-name="P4">☐ 19 Top 10 der Themen, die wir nicht behandelt hab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29Z</meta:creation-date>
    <dc:date>2020-02-05T15:26:29Z</dc:date>
    <meta:user-defined meta:name="VersionODT" meta:value-type="string">0.3 (05.02.2020)</meta:user-defined>
    <meta:user-defined meta:name="numbersections" meta:value-type="string">True</meta:user-defined>
  </office:meta>
</office:document-meta>
</file>